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755" officeooo:paragraph-rsid="00009755"/>
    </style:style>
    <style:style style:name="P2" style:family="paragraph" style:parent-style-name="Standard">
      <style:text-properties officeooo:paragraph-rsid="00009755"/>
    </style:style>
    <style:style style:name="T1" style:family="text">
      <style:text-properties officeooo:rsid="00009755"/>
    </style:style>
    <style:style style:name="T2" style:family="text">
      <style:text-properties fo:font-variant="normal" fo:text-transform="none" fo:color="#ffffff" loext:opacity="100%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ffffff" loext:opacity="100%" style:font-name="Consolas" fo:font-size="12pt" fo:letter-spacing="normal" fo:font-style="normal" fo:font-weight="normal" officeooo:rsid="00009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ap : It uses self balanced BST, log(n) is TC for searching.</text:span></text:p>
      <text:p text:style-name="P1">Unordered Map : Hash table is used. TC for searching O(1).</text:p>
      <text:p text:style-name="P2"><text:span text:style-name="T3">Unordered mapkdfhsihf</text:span></text:p>
      <text:p text:style-name="P2"><text:span text:style-name="T3">dsfhuehf</text:span><text:span text:style-name="T2">ing BST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0:48:01.917906695</meta:creation-date>
    <dc:date>2023-04-19T23:39:42.986520132</dc:date>
    <meta:editing-duration>PT2H41M31S</meta:editing-duration>
    <meta:editing-cycles>1</meta:editing-cycles>
    <meta:document-statistic meta:table-count="0" meta:image-count="0" meta:object-count="0" meta:page-count="1" meta:paragraph-count="4" meta:word-count="27" meta:character-count="155" meta:non-whitespace-character-count="131"/>
    <meta:generator>LibreOffice/7.3.7.2$Linux_X86_64 LibreOffice_project/30$Build-2</meta:generator>
  </office:meta>
</office:document-meta>
</file>